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acheManager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acheManager.set( Object object , Source source ,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CacheManager.get( Source source , String prefi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efaultCacheManag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acheManager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